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229in" table:align="left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1.941in"/>
    </style:style>
    <style:style style:name="Table1.C" style:family="table-column">
      <style:table-column-properties style:column-width="2.3681in"/>
    </style:style>
    <style:style style:name="Table1.D" style:family="table-column">
      <style:table-column-properties style:column-width="4.4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20b30f" officeooo:paragraph-rsid="0020b30f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20b30f" officeooo:paragraph-rsid="0020b30f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normal" officeooo:rsid="0020b30f" officeooo:paragraph-rsid="0020b30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2c09ad" officeooo:paragraph-rsid="002c09ad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0b30f" officeooo:paragraph-rsid="0020b30f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7220d" officeooo:paragraph-rsid="0027220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29925" officeooo:paragraph-rsid="00229925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25a16f" officeooo:paragraph-rsid="0025a16f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5a16f" officeooo:paragraph-rsid="0025a16f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7220d" officeooo:paragraph-rsid="0027220d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27220d" officeooo:paragraph-rsid="0027220d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7b181" officeooo:paragraph-rsid="0027b181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27b181" officeooo:paragraph-rsid="0027b181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27b181" officeooo:paragraph-rsid="00294595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94595" officeooo:paragraph-rsid="00294595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ad092" officeooo:paragraph-rsid="002ad092" style:font-size-asian="10.5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21b32d"/>
    </style:style>
    <style:style style:name="T3" style:family="text">
      <style:text-properties officeooo:rsid="0023eb2e"/>
    </style:style>
    <style:style style:name="T4" style:family="text">
      <style:text-properties officeooo:rsid="00294595"/>
    </style:style>
    <style:style style:name="T5" style:family="text">
      <style:text-properties officeooo:rsid="002cd8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</text:p>
      <text:p text:style-name="P3"/>
      <text:p text:style-name="P3"/>
      <text:p text:style-name="P3"/>
      <text:p text:style-name="P1">Moves List</text:p>
      <text:p text:style-name="P3"/>
      <text:p text:style-name="P4">The moves taken by the scrambler are recorded <text:span text:style-name="T5">as the key. </text:span></text:p>
      <text:p text:style-name="P3">Moves are <text:span text:style-name="T2">listed in prefix notation, separated by semicolons (;). Newlines between moves are optional.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#</text:p>
          </table:table-cell>
          <table:table-cell table:style-name="Table1.A1" office:value-type="string">
            <text:p text:style-name="P5">Move</text:p>
          </table:table-cell>
          <table:table-cell table:style-name="Table1.A1" office:value-type="string">
            <text:p text:style-name="P5">Syntax</text:p>
          </table:table-cell>
          <table:table-cell table:style-name="Table1.D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7">Repeat Move(s)</text:p>
          </table:table-cell>
          <table:table-cell table:style-name="Table1.A2" office:value-type="string">
            <text:p text:style-name="P7">{ <text:span text:style-name="T3">&lt;any number of commands&gt;</text:span> } <text:span text:style-name="T3">&lt;number of times to repeat&gt;;</text:span> </text:p>
          </table:table-cell>
          <table:table-cell table:style-name="Table1.D2" office:value-type="string">
            <text:p text:style-name="P8">Repeats any commands between the parenthesis, the number of times listed after the parenthesis before the semicolon.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9">Swap individual blocks</text:p>
          </table:table-cell>
          <table:table-cell table:style-name="Table1.A2" office:value-type="string">
            <text:p text:style-name="P9">Sw &lt;row1#&gt;x&lt;col1#&gt;,<text:line-break/>&lt;row2#&gt;x&lt;col2#&gt;;</text:p>
          </table:table-cell>
          <table:table-cell table:style-name="Table1.D2" office:value-type="string">
            <text:p text:style-name="P8">Swaps two blocks in the matrix.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Swap Rows</text:p>
          </table:table-cell>
          <table:table-cell table:style-name="Table1.A2" office:value-type="string">
            <text:p text:style-name="P10">SwR &lt;row1#&gt;, &lt;row2#&gt;</text:p>
          </table:table-cell>
          <table:table-cell table:style-name="Table1.D2" office:value-type="string">
            <text:p text:style-name="P11">Swaps two rows in the matrix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0">Swap Columns</text:p>
          </table:table-cell>
          <table:table-cell table:style-name="Table1.A2" office:value-type="string">
            <text:p text:style-name="P10">SwC &lt;col1#&gt;,&lt;col2#&gt;</text:p>
          </table:table-cell>
          <table:table-cell table:style-name="Table1.D2" office:value-type="string">
            <text:p text:style-name="P11">Swaps two columns in the matrix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2">Slide Row</text:p>
          </table:table-cell>
          <table:table-cell table:style-name="Table1.A2" office:value-type="string">
            <text:p text:style-name="P12">SlR &lt;row#&gt;, &lt;# of units to slide down&gt;</text:p>
          </table:table-cell>
          <table:table-cell table:style-name="Table1.D2" office:value-type="string">
            <text:p text:style-name="P13">Slides a row a certain number units. <text:span text:style-name="T4">The blocks that slide off the end of the matrix get put at the beginning.</text:span></text:p>
          </table:table-cell>
        </table:table-row>
        <table:table-row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5">Slide Column</text:p>
          </table:table-cell>
          <table:table-cell table:style-name="Table1.A2" office:value-type="string">
            <text:p text:style-name="P15">SlC &lt;col#&gt;, &lt;# of units to slide&gt;</text:p>
          </table:table-cell>
          <table:table-cell table:style-name="Table1.D2" office:value-type="string">
            <text:p text:style-name="P14">Slides a <text:span text:style-name="T4">column</text:span> a certain number units. <text:span text:style-name="T4">The blocks that slide off the end of the matrix get put at the beginning.</text:span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1:36:33.861251783</meta:creation-date>
    <meta:generator>LibreOffice/5.1.6.2$Linux_X86_64 LibreOffice_project/10m0$Build-2</meta:generator>
    <dc:date>2017-03-05T11:12:17.909048964</dc:date>
    <meta:editing-duration>PT28M26S</meta:editing-duration>
    <meta:editing-cycles>6</meta:editing-cycles>
    <meta:document-statistic meta:table-count="1" meta:image-count="0" meta:object-count="0" meta:page-count="1" meta:paragraph-count="32" meta:word-count="165" meta:character-count="916" meta:non-whitespace-character-count="781"/>
  </office:meta>
</office:document-meta>
</file>